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Source Sans Pro1" svg:font-family="'Source Sans Pr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3f3f3" fo:padding="0.0694in" fo:border="none">
        <style:background-image/>
      </style:table-cell-properties>
    </style:style>
    <style:style style:name="P1" style:family="paragraph" style:parent-style-name="Standard">
      <style:text-properties style:font-name="Source Sans Pro" style:font-name-asian="Source Sans Pro1" style:font-name-complex="Source Sans Pro1"/>
    </style:style>
    <style:style style:name="P2" style:family="paragraph" style:parent-style-name="Standard">
      <style:text-properties style:font-name="Source Sans Pro" style:font-name-asian="Source Sans Pro1" style:font-name-complex="Source Sans Pro1" fo:background-color="#ffffff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Source Sans Pro" style:font-name-asian="Source Sans Pro1" style:font-name-complex="Source Sans Pro1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Source Sans Pro" style:font-name-asian="Source Sans Pro1" style:font-name-complex="Source Sans Pro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Title" style:master-page-name="Standard">
      <style:paragraph-properties style:page-number="1"/>
    </style:style>
    <style:style style:name="T1" style:family="text">
      <style:text-properties style:font-name="Source Sans Pro" fo:font-weight="bold" style:font-name-asian="Source Sans Pro1" style:font-weight-asian="bold" style:font-name-complex="Source Sans Pro1"/>
    </style:style>
    <style:style style:name="T2" style:family="text">
      <style:text-properties style:font-name="Source Sans Pro" fo:font-weight="bold" style:font-name-asian="Source Sans Pro1" style:font-weight-asian="bold" style:font-name-complex="Source Sans Pro1" fo:background-color="#ffffff"/>
    </style:style>
    <style:style style:name="T3" style:family="text">
      <style:text-properties style:font-name="Source Sans Pro" style:font-name-asian="Source Sans Pro1" style:font-name-complex="Source Sans Pro1"/>
    </style:style>
    <style:style style:name="T4" style:family="text">
      <style:text-properties style:font-name="Source Sans Pro" style:font-name-asian="Source Sans Pro1" style:font-name-complex="Source Sans Pro1" fo:background-color="#ffffff"/>
    </style:style>
    <style:style style:name="T5" style:family="text">
      <style:text-properties style:font-name="Source Sans Pro" style:text-underline-style="none" style:font-name-asian="Source Sans Pro1" style:font-name-complex="Source Sans Pro1"/>
    </style:style>
    <style:style style:name="T6" style:family="text">
      <style:text-properties style:font-name="Source Sans Pro" style:text-underline-style="none" style:font-name-asian="Source Sans Pro1" style:font-name-complex="Source Sans Pro1" fo:background-color="#ffffff"/>
    </style:style>
    <style:style style:name="T7" style:family="text">
      <style:text-properties fo:color="#1155cc" style:font-name="Source Sans Pro" fo:font-size="13pt" fo:font-weight="bold" style:font-name-asian="Source Sans Pro1" style:font-size-asian="13pt" style:font-weight-asian="bold" style:font-name-complex="Source Sans Pro1" style:font-size-complex="13pt"/>
    </style:style>
    <style:style style:name="T8" style:family="text">
      <style:text-properties fo:color="#1c4587" style:font-name="Courier New" fo:font-weight="bold" style:font-name-asian="Courier New1" style:font-weight-asian="bold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y3nmlqm9niop"/><text:span text:style-name="T1">Create a Personal Spending Budget Using Google Sheets</text:span></text:p>
      <text:p text:style-name="Subtitle"><text:bookmark text:name="_844jpb5hzw8m"/><text:span text:style-name="T3">Key Takeaways</text:span></text:p>
      <text:p text:style-name="Standard"/>
      <text:p text:style-name="Standard"><text:span text:style-name="T3">Task 1</text:span></text:p>
      <text:p text:style-name="Standard"><text:span text:style-name="T7">Guided Project Overview </text:span></text:p>
      <text:list xml:id="list1169531466" text:style-name="WWNum1">
        <text:list-item>
          <text:p text:style-name="P4"><text:span text:style-name="T2">Google Sheets </text:span><text:span text:style-name="T4">is a spreadsheet application that can be used for importing, manipulating, analyzing, and visualizing data. </text:span></text:p>
        </text:list-item>
        <text:list-item>
          <text:p text:style-name="P4"><text:span text:style-name="T4">Google Sheets can also be used in a variety of ways for example to create a <text:s/>personal spending budget. </text:span></text:p>
        </text:list-item>
      </text:list>
      <text:p text:style-name="P6"/>
      <text:p text:style-name="P6"/>
      <text:p text:style-name="Standard"><text:span text:style-name="T3">Task 2</text:span></text:p>
      <text:p text:style-name="Standard"><text:span text:style-name="T7">Use a Formula to Calculate Totals</text:span></text:p>
      <text:list xml:id="list32823643001321" text:continue-numbering="true" text:style-name="WWNum1">
        <text:list-item>
          <text:p text:style-name="P5"><text:span text:style-name="T3">A </text:span><text:span text:style-name="T1">formula</text:span><text:span text:style-name="T3"> is a set of instructions that performs a specific action using the data in a spreadsheet. </text:span></text:p>
        </text:list-item>
        <text:list-item>
          <text:p text:style-name="P5"><text:span text:style-name="T3">To use a formula, first determine the cell you want to place the resulting value in. Then, begin your formula by typing an equal sign. </text:span></text:p>
        </text:list-item>
        <text:list-item>
          <text:p text:style-name="P5"><text:span text:style-name="T3">Here is an example of a formula that can be used to sum the values of a series of cells in a spreadsheet: </text:span></text:p>
        </text:list-item>
      </text:list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8">=B2+B3+B4+B5+B6+B7</text:span></text:p>
          </table:table-cell>
        </table:table-row>
      </table:table>
      <text:p text:style-name="P1"/>
      <text:p text:style-name="P1"/>
      <text:p text:style-name="P1"/>
      <text:p text:style-name="Standard"><text:span text:style-name="T3">Task 3</text:span></text:p>
      <text:p text:style-name="Standard"><text:span text:style-name="T7">Save Time with AutoFill</text:span></text:p>
      <text:list xml:id="list32824257673550" text:continue-numbering="true" text:style-name="WWNum1">
        <text:list-item>
          <text:p text:style-name="P4"><text:span text:style-name="T2">Autofill</text:span><text:span text:style-name="T4"> is a function in spreadsheet programs that pre-fills a field automatically.</text:span></text:p>
        </text:list-item>
        <text:list-item>
          <text:p text:style-name="P4"><text:span text:style-name="T4">A </text:span><text:span text:style-name="T2">function</text:span><text:span text:style-name="T4"> is a preset command that automatically performs a specific process or task using the data in a spreadsheet. </text:span></text:p>
        </text:list-item>
        <text:list-item>
          <text:p text:style-name="P4"><text:span text:style-name="T4">To use the autofill function, hover over the small blue box located in the bottom right-hand corner of a selected cell. Select the blue box and drag it over to other cells.</text:span></text:p>
        </text:list-item>
        <text:list-item>
          <text:p text:style-name="P4"><text:span text:style-name="T4">When using autofill, it is a best practice to check to confirm that the formulas are working as you intend.</text:span></text:p>
        </text:list-item>
      </text:list>
      <text:p text:style-name="P2"/>
      <text:p text:style-name="P2"/>
      <text:p text:style-name="P2"/>
      <text:p text:style-name="Standard"><text:span text:style-name="T3">Task 4</text:span></text:p>
      <text:p text:style-name="Standard"><text:span text:style-name="T7">Use Formulas to Calculate Averages</text:span></text:p>
      <text:list xml:id="list32823625629753" text:continue-numbering="true" text:style-name="WWNum1">
        <text:list-item>
          <text:p text:style-name="P5"><text:span text:style-name="T3">An </text:span><text:span text:style-name="T1">average</text:span><text:span text:style-name="T3"> is the sum of a set of numbers divided by how many numbers there are in the set.</text:span></text:p>
        </text:list-item>
        <text:list-item>
          <text:p text:style-name="P5"><text:span text:style-name="T3">For example, to find the average of four values, add the four values and divide by the number of values, 4: </text:span></text:p>
        </text:list-item>
      </text:list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8">=(B2+C2+D2+E2)/ 4 </text:span></text:p>
          </table:table-cell>
        </table:table-row>
      </table:table>
      <text:p text:style-name="P1"/>
      <text:p text:style-name="P1"/>
      <text:p text:style-name="Standard"><text:span text:style-name="T3">Task 5</text:span></text:p>
      <text:p text:style-name="Standard"><text:span text:style-name="T7">Determine Percentages</text:span></text:p>
      <text:list xml:id="list32822923941860" text:continue-numbering="true" text:style-name="WWNum1">
        <text:list-item>
          <text:p text:style-name="P5"><text:span text:style-name="T3">When using the autofill function, the cells referenced change when the formula is copied into other cells. This is called </text:span><text:span text:style-name="T1">relative referencing</text:span><text:span text:style-name="T3">.</text:span></text:p>
        </text:list-item>
        <text:list-item>
          <text:p text:style-name="P5"><text:span text:style-name="T3">With </text:span><text:span text:style-name="T1">absolute referencing</text:span><text:span text:style-name="T3">, the cells referenced by a formula remain constant no matter where they are copied. </text:span></text:p>
        </text:list-item>
        <text:list-item>
          <text:p text:style-name="P7"><text:span text:style-name="T3">Absolute references are used when you want to fix a cell location within the formula.</text:span></text:p>
        </text:list-item>
        <text:list-item>
          <text:p text:style-name="P7"><text:span text:style-name="T3">To fix a cell location in a formula, add a </text:span><text:span text:style-name="T1">dollar sign</text:span><text:span text:style-name="T3"> ($) before that cell’s name.</text:span></text:p>
        </text:list-item>
        <text:list-item>
          <text:p text:style-name="P7"><text:span text:style-name="T3">For example: </text:span></text:p>
        </text:list-item>
      </text:list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8">=F2/$F8</text:span></text:p>
          </table:table-cell>
        </table:table-row>
      </table:table>
      <text:p text:style-name="P1"/>
      <text:p text:style-name="P8"/>
      <text:p text:style-name="P9">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Source Sans Pro1" svg:font-family="'Source Sans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Source Sans Pro" fo:font-family="'Source Sans Pro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" meta:paragraph-count="32" meta:word-count="361" meta:character-count="1987" meta:non-whitespace-character-count="1662"/>
    <meta:generator>LibreOfficeDev/6.0.5.2$Linux_X86_64 LibreOffice_project/</meta:generator>
  </office:meta>
</office:document-meta>
</file>